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2"/>
    <style:style style:name="P4" style:family="paragraph" style:parent-style-name="Standard">
      <style:text-properties officeooo:paragraph-rsid="001e68fa"/>
    </style:style>
    <style:style style:name="P5" style:family="paragraph" style:parent-style-name="Standard">
      <style:text-properties officeooo:rsid="001e68fa" officeooo:paragraph-rsid="001e68fa"/>
    </style:style>
    <style:style style:name="T1" style:family="text">
      <style:text-properties officeooo:rsid="001e6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ommerce Application Server Logic</text:p>
      <text:p text:style-name="P4">Item; Fields: Identification (unique=true), <text:span text:style-name="T1">name, profile_img (null=true), details, quantity (integer), price (float), media (one to many), is_discounted (boolean field), percentage (float)</text:span></text:p>
      <text:p text:style-name="P5">media; Fields: Item (foreign key), images (many to many), videos (many to many), specification (many to many)</text:p>
      <text:p text:style-name="P5">Images: media (foreign key), img</text:p>
      <text:p text:style-name="P5">videos: media (foreign key), video</text:p>
      <text:p text:style-name="P5">specification: media (foreign key), file</text:p>
      <text:p text:style-name="Standard">Customer:</text:p>
      <text:list text:style-name="WWNum1">
        <text:list-item>
          <text:p text:style-name="P1">User (django default)</text:p>
        </text:list-item>
        <text:list-item>
          <text:p text:style-name="P1">Guest (If user is blank)</text:p>
        </text:list-item>
      </text:list>
      <text:p text:style-name="Standard">Fields: Identification (unique=true), user (blank=True, foreign key), location, address (blank = True), Tel (blank=true), cart (one to many), selected item (one to many), order (one to many), gifting (many to many), wish list (one to many), shipping info (one to many, blank=true), is_guest (Boolean field , default = true), date-created(auto)</text:p>
      <text:list text:continue-numbering="true" text:style-name="WWNum1">
        <text:list-item>
          <text:p text:style-name="P1">Cart; Fields: Identification (unique=true), Customer (foreign key), item (many to many), date-created(auto). </text:p>
        </text:list-item>
        <text:list-item>
          <text:p text:style-name="P1">Selected item; Fields: Identification (unique=true), Customer (foreign key), item (many to many), date-created(auto).</text:p>
        </text:list-item>
        <text:list-item>
          <text:p text:style-name="P1">Shipping Info; Fields: Customer (foreign key), Full name, address, email, Tel</text:p>
        </text:list-item>
        <text:list-item>
          <text:p text:style-name="P1">Order: Identification (unique=true), Customer (foreign key), Selected item (one to many), Shipping info (one to one), is_completed (Boolean field), date-created (auto generated) </text:p>
        </text:list-item>
        <text:list-item>
          <text:p text:style-name="P1">Wish list; Fields: Identification (unique=true), Customer (foreign key), item (many to many), date-created(auto).</text:p>
        </text:list-item>
      </text:list>
      <text:p text:style-name="Standard">IMPORTANT: </text:p>
      <text:list text:style-name="WWNum3">
        <text:list-item>
          <text:p text:style-name="P2"><text:soft-page-break/>When an order has been completed, Cart = Cart – Selected item, is_completed = true, else order is deleted </text:p>
        </text:list-item>
        <text:list-item>
          <text:p text:style-name="P2">Order id is also the tracking id.</text:p>
        </text:list-item>
        <text:list-item>
          <text:p text:style-name="P2">When Items in cart becomes unavailable, customer have the choice to move item to wish list rather than clearing it totally.</text:p>
        </text:list-item>
      </text:list>
      <text:p text:style-name="Standard">Customers permissions: </text:p>
      <text:list text:style-name="WWNum2">
        <text:list-item>
          <text:p text:style-name="P3">Adding to cart </text:p>
        </text:list-item>
        <text:list-item>
          <text:p text:style-name="P3">Check out.</text:p>
        </text:list-item>
        <text:list-item>
          <text:p text:style-name="P3">Buy now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CA" style:letter-kerning="tru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2pt" fo:language="en" fo:country="CA" style:letter-kerning="tru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2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kills Nwokolo Anthony</meta:initial-creator>
    <meta:editing-cycles>4</meta:editing-cycles>
    <meta:creation-date>2024-05-07T18:21:00</meta:creation-date>
    <dc:date>2024-05-07T22:57:08.506854656</dc:date>
    <meta:editing-duration>PT2H38M37S</meta:editing-duration>
    <meta:generator>LibreOffice/7.6.6.3$Linux_X86_64 LibreOffice_project/60$Build-3</meta:generator>
    <meta:document-statistic meta:table-count="0" meta:image-count="0" meta:object-count="0" meta:page-count="2" meta:paragraph-count="23" meta:word-count="256" meta:character-count="1777" meta:non-whitespace-character-count="1550"/>
    <meta:user-defined meta:name="AppVersion">16.0000</meta:user-defined>
    <meta:template xlink:type="simple" xlink:actuate="onRequest" xlink:title="Normal" xlink:href=""/>
  </office:meta>
</office:document-meta>
</file>